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Consolas" fo:font-size="10.5pt" fo:font-weight="bold" fo:background-color="#1f1f1f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6a9955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 fo:font-weight="bold"/>
    </style:style>
    <style:style style:name="T4" style:family="text">
      <style:text-properties fo:color="#dcdcaa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6796e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OpenClaw — User Guide</text:p>
      <text:p text:style-name="P2"><text:span text:style-name="T1">&gt;</text:span> Kraken trading bot controlled via Telegram, running on EC2 under systemd.</text:p>
      <text:p text:style-name="P3"/>
      <text:p text:style-name="P2">---</text:p>
      <text:p text:style-name="P3"/>
      <text:p text:style-name="P1">## Telegram Commands</text:p>
      <text:p text:style-name="P3"/>
      <text:p text:style-name="P2">| Command | What it does |</text:p>
      <text:p text:style-name="P2">|---|---|</text:p>
      <text:p text:style-name="P2">| <text:span text:style-name="T2">`/status`</text:span> | Portfolio value, daily P&amp;L, BTC 24h change, tier breakdown |</text:p>
      <text:p text:style-name="P2">| <text:span text:style-name="T2">`/positions`</text:span> | All open positions with live P&amp;L, entry price, SL, TP |</text:p>
      <text:p text:style-name="P2">| <text:span text:style-name="T2">`/pause`</text:span> | Stop new entries — exits still run on open positions |</text:p>
      <text:p text:style-name="P2">| <text:span text:style-name="T2">`/resume`</text:span> | Re-enable entries, resets daily P&amp;L tracking |</text:p>
      <text:p text:style-name="P2">| <text:span text:style-name="T2">`/report`</text:span> | Trigger the morning summary on demand |</text:p>
      <text:p text:style-name="P2">| <text:span text:style-name="T2">`/t3universe`</text:span> | Show current CoinGecko Tier 3 watchlist |</text:p>
      <text:p text:style-name="P2">| <text:span text:style-name="T2">`/help`</text:span> | List all commands |</text:p>
      <text:p text:style-name="P3"/>
      <text:p text:style-name="P2">---</text:p>
      <text:p text:style-name="P3"/>
      <text:p text:style-name="P1">## Automatic Notifications</text:p>
      <text:p text:style-name="P3"/>
      <text:p text:style-name="P1">### Lifecycle</text:p>
      <text:p text:style-name="P2">| Message | When |</text:p>
      <text:p text:style-name="P2">|---|---|</text:p>
      <text:p text:style-name="P2">| 🤖 <text:span text:style-name="T3">**Bot Online**</text:span> | Every startup or crash recovery. Unexpected = server crashed and restarted. |</text:p>
      <text:p text:style-name="P2">| 🔴 <text:span text:style-name="T3">**Bot Offline**</text:span> | Clean shutdown (systemd stop/restart). |</text:p>
      <text:p text:style-name="P3"/>
      <text:p text:style-name="P1">### Trades</text:p>
      <text:p text:style-name="P2">| Message | When |</text:p>
      <text:p text:style-name="P2">|---|---|</text:p>
      <text:p text:style-name="P2">| 🟢 <text:span text:style-name="T3">**BUY EXECUTED — TIER1**</text:span> | BTC or ETH bought (above 200MA) |</text:p>
      <text:p text:style-name="P2">| 🟡 <text:span text:style-name="T3">**BUY EXECUTED — TIER2**</text:span> | Mid-cap bought (MACD + volume signal) |</text:p>
      <text:p text:style-name="P2">| 🔴 <text:span text:style-name="T3">**BUY EXECUTED — TIER3**</text:span> | Micro-cap bought (CoinGecko trending + volume spike) |</text:p>
      <text:p text:style-name="P2">| Sell message with reason | Any position exited — includes entry→exit price and P&amp;L |</text:p>
      <text:p text:style-name="P2">| 🔐 <text:span text:style-name="T3">**T2 BREAKEVEN SET**</text:span> | T2 stop moved to entry — trade is now risk-free |</text:p>
      <text:p text:style-name="P3"/>
      <text:p text:style-name="P1">### Circuit Breakers</text:p>
      <text:p text:style-name="P2">| Message | When |</text:p>
      <text:p text:style-name="P2">|---|---|</text:p>
      <text:p text:style-name="P2">| ⚠️ <text:span text:style-name="T3">**DAILY LOSS LIMIT HIT**</text:span> | Portfolio dropped 10%+ in one day — entries paused |</text:p>
      <text:p text:style-name="P2">| ⚠️ <text:span text:style-name="T3">**BTC CRASH GUARD ACTIVATED**</text:span> | BTC dropped 10%+ in 24h — T3 entries suspended |</text:p>
      <text:p text:style-name="P2">| ✅ <text:span text:style-name="T3">**BTC CRASH GUARD CLEARED**</text:span> | BTC recovered — T3 entries re-enabled |</text:p>
      <text:p text:style-name="P2">| ⚖️ <text:span text:style-name="T3">**TIER 1 REBALANCE TRIGGERED**</text:span> | T1 grew to 40%+ of portfolio — trimmed back to 30% |</text:p>
      <text:p text:style-name="P3"/>
      <text:p text:style-name="P1"><text:soft-page-break/>### Scheduled</text:p>
      <text:p text:style-name="P2">| Message | When |</text:p>
      <text:p text:style-name="P2">|---|---|</text:p>
      <text:p text:style-name="P2">| 🌅 <text:span text:style-name="T3">**Morning Summary**</text:span> | 08:00 UTC daily — portfolio value, P&amp;L, tier breakdown, T3 watchlist |</text:p>
      <text:p text:style-name="P3"/>
      <text:p text:style-name="P2">---</text:p>
      <text:p text:style-name="P3"/>
      <text:p text:style-name="P1">## Portfolio Allocation</text:p>
      <text:p text:style-name="P3"/>
      <text:p text:style-name="P2">| Tier | Target | Coins | Strategy |</text:p>
      <text:p text:style-name="P2">|---|---|---|---|</text:p>
      <text:p text:style-name="P2">| 🟢 Tier 1 | 30% | BTC, ETH | Buy above 200-day MA. Exit on 2 daily closes below 200MA, 15% hard stop, or trailing stop. |</text:p>
      <text:p text:style-name="P2">| 🟡 Tier 2 | 35% | LINK, ATOM, XTZ, ALGO, FLOW, CHZ, MANA, SAND | MACD cross + volume spike on 4H confirmed by 1H. 15% TP, 7% SL, breakeven at +10%. |</text:p>
      <text:p text:style-name="P2">| 🔴 Tier 3 | 35% | CoinGecko trending (&lt;$0.50) | Volume spike signal. 25% trailing stop, tightens to 15% after +100% gain. |</text:p>
      <text:p text:style-name="P3"/>
      <text:p text:style-name="P2">---</text:p>
      <text:p text:style-name="P3"/>
      <text:p text:style-name="P1">## Monitoring on EC2</text:p>
      <text:p text:style-name="P3"/>
      <text:p text:style-name="P2">```bash</text:p>
      <text:p text:style-name="P4"># Live log feed</text:p>
      <text:p text:style-name="P2"><text:span text:style-name="T4">sudo</text:span><text:span text:style-name="T5"> </text:span><text:span text:style-name="T2">journalctl</text:span><text:span text:style-name="T5"> </text:span><text:span text:style-name="T6">-u</text:span><text:span text:style-name="T5"> </text:span><text:span text:style-name="T2">openclaw</text:span><text:span text:style-name="T5"> </text:span><text:span text:style-name="T6">-f</text:span></text:p>
      <text:p text:style-name="P3"/>
      <text:p text:style-name="P4"># Last 50 lines</text:p>
      <text:p text:style-name="P2"><text:span text:style-name="T4">sudo</text:span><text:span text:style-name="T5"> </text:span><text:span text:style-name="T2">journalctl</text:span><text:span text:style-name="T5"> </text:span><text:span text:style-name="T6">-u</text:span><text:span text:style-name="T5"> </text:span><text:span text:style-name="T2">openclaw</text:span><text:span text:style-name="T5"> </text:span><text:span text:style-name="T6">-n</text:span><text:span text:style-name="T5"> </text:span><text:span text:style-name="T7">50</text:span><text:span text:style-name="T5"> </text:span><text:span text:style-name="T6">--no-pager</text:span></text:p>
      <text:p text:style-name="P3"/>
      <text:p text:style-name="P4"># Service status</text:p>
      <text:p text:style-name="P2"><text:span text:style-name="T4">sudo</text:span><text:span text:style-name="T5"> </text:span><text:span text:style-name="T2">systemctl</text:span><text:span text:style-name="T5"> </text:span><text:span text:style-name="T2">status</text:span><text:span text:style-name="T5"> </text:span><text:span text:style-name="T2">openclaw</text:span></text:p>
      <text:p text:style-name="P2">```</text:p>
      <text:p text:style-name="P3"/>
      <text:p text:style-name="P2">---</text:p>
      <text:p text:style-name="P3"/>
      <text:p text:style-name="P1">## Managing the Service</text:p>
      <text:p text:style-name="P3"/>
      <text:p text:style-name="P2">```bash</text:p>
      <text:p text:style-name="P4"># Start</text:p>
      <text:p text:style-name="P2"><text:span text:style-name="T4">sudo</text:span><text:span text:style-name="T5"> </text:span><text:span text:style-name="T2">systemctl</text:span><text:span text:style-name="T5"> </text:span><text:span text:style-name="T2">start</text:span><text:span text:style-name="T5"> </text:span><text:span text:style-name="T2">openclaw</text:span></text:p>
      <text:p text:style-name="P3"/>
      <text:p text:style-name="P4"># Stop (sends Telegram offline message)</text:p>
      <text:p text:style-name="P2"><text:span text:style-name="T4">sudo</text:span><text:span text:style-name="T5"> </text:span><text:span text:style-name="T2">systemctl</text:span><text:span text:style-name="T5"> </text:span><text:span text:style-name="T2">stop</text:span><text:span text:style-name="T5"> </text:span><text:span text:style-name="T2">openclaw</text:span></text:p>
      <text:p text:style-name="P3"/>
      <text:p text:style-name="P4"># Restart (after code or .env changes)</text:p>
      <text:p text:style-name="P2"><text:span text:style-name="T4">sudo</text:span><text:span text:style-name="T5"> </text:span><text:span text:style-name="T2">systemctl</text:span><text:span text:style-name="T5"> </text:span><text:span text:style-name="T2">restart</text:span><text:span text:style-name="T5"> </text:span><text:span text:style-name="T2">openclaw</text:span></text:p>
      <text:p text:style-name="P3"><text:soft-page-break/></text:p>
      <text:p text:style-name="P4"># Check if enabled on boot</text:p>
      <text:p text:style-name="P2"><text:span text:style-name="T4">sudo</text:span><text:span text:style-name="T5"> </text:span><text:span text:style-name="T2">systemctl</text:span><text:span text:style-name="T5"> </text:span><text:span text:style-name="T2">is-enabled</text:span><text:span text:style-name="T5"> </text:span><text:span text:style-name="T2">openclaw</text:span></text:p>
      <text:p text:style-name="P2">```</text:p>
      <text:p text:style-name="P3"/>
      <text:p text:style-name="P2">---</text:p>
      <text:p text:style-name="P3"/>
      <text:p text:style-name="P1">## Deploying Code Updates</text:p>
      <text:p text:style-name="P3"/>
      <text:p text:style-name="P2">Run from <text:span text:style-name="T3">**local machine**</text:span> (PowerShell):</text:p>
      <text:p text:style-name="P2">```powershell</text:p>
      <text:p text:style-name="P2"><text:span text:style-name="T5">scp -i </text:span><text:span text:style-name="T2">"C:\Users\benja\OneDrive\Documents\KeePass\AWS\rapid2-key.pem"</text:span><text:span text:style-name="T5"> </text:span><text:span text:style-name="T2">"C:\Users\benja\OneDrive\Documents\Builds\Rapid2\rapid2\bot.py"</text:span><text:span text:style-name="T5"> </text:span><text:span text:style-name="T2">"C:\Users\benja\OneDrive\Documents\Builds\Rapid2\rapid2\strategy.py"</text:span><text:span text:style-name="T5"> ubuntu</text:span><text:span text:style-name="T8">@3.131.96.193</text:span><text:span text:style-name="T5">:/home/ubuntu/rapid2/</text:span></text:p>
      <text:p text:style-name="P2">```</text:p>
      <text:p text:style-name="P3"/>
      <text:p text:style-name="P2">Then on <text:span text:style-name="T3">**EC2**</text:span>:</text:p>
      <text:p text:style-name="P2">```bash</text:p>
      <text:p text:style-name="P2"><text:span text:style-name="T4">sudo</text:span><text:span text:style-name="T5"> </text:span><text:span text:style-name="T2">systemctl</text:span><text:span text:style-name="T5"> </text:span><text:span text:style-name="T2">restart</text:span><text:span text:style-name="T5"> </text:span><text:span text:style-name="T2">openclaw</text:span></text:p>
      <text:p text:style-name="P2"><text:span text:style-name="T4">sudo</text:span><text:span text:style-name="T5"> </text:span><text:span text:style-name="T2">journalctl</text:span><text:span text:style-name="T5"> </text:span><text:span text:style-name="T6">-u</text:span><text:span text:style-name="T5"> </text:span><text:span text:style-name="T2">openclaw</text:span><text:span text:style-name="T5"> </text:span><text:span text:style-name="T6">-n</text:span><text:span text:style-name="T5"> </text:span><text:span text:style-name="T7">30</text:span><text:span text:style-name="T5"> </text:span><text:span text:style-name="T6">--no-pager</text:span></text:p>
      <text:p text:style-name="P2">```</text:p>
      <text:p text:style-name="P3"/>
      <text:p text:style-name="P2">---</text:p>
      <text:p text:style-name="P3"/>
      <text:p text:style-name="P1">## Rotating API Keys</text:p>
      <text:p text:style-name="P3"/>
      <text:p text:style-name="P1">### Kraken API Key</text:p>
      <text:p text:style-name="P3"/>
      <text:p text:style-name="P2"><text:span text:style-name="T3">**On Kraken:**</text:span> Security → API → Add key</text:p>
      <text:p text:style-name="P2"><text:span text:style-name="T9">-</text:span> Required permissions: <text:span text:style-name="T2">`Query Funds`</text:span>, <text:span text:style-name="T2">`Query Open Orders &amp; Trades`</text:span>, <text:span text:style-name="T2">`Create &amp; Modify Orders`</text:span>, <text:span text:style-name="T2">`Cancel &amp; Close Orders`</text:span></text:p>
      <text:p text:style-name="P2"><text:span text:style-name="T9">-</text:span> IP whitelist: <text:span text:style-name="T2">`3.131.96.193`</text:span></text:p>
      <text:p text:style-name="P2"><text:span text:style-name="T9">-</text:span> Copy both the <text:span text:style-name="T3">**API Key**</text:span> and <text:span text:style-name="T3">**Private Key**</text:span> (secret shown once only)</text:p>
      <text:p text:style-name="P3"/>
      <text:p text:style-name="P1">**On EC2:**</text:p>
      <text:p text:style-name="P2">```bash</text:p>
      <text:p text:style-name="P2"><text:span text:style-name="T4">nano</text:span><text:span text:style-name="T5"> </text:span><text:span text:style-name="T2">/home/ubuntu/rapid2/.env</text:span></text:p>
      <text:p text:style-name="P4"># Update KRAKEN_API_KEY and KRAKEN_API_SECRET</text:p>
      <text:p text:style-name="P2"><text:span text:style-name="T4">sudo</text:span><text:span text:style-name="T5"> </text:span><text:span text:style-name="T2">systemctl</text:span><text:span text:style-name="T5"> </text:span><text:span text:style-name="T2">restart</text:span><text:span text:style-name="T5"> </text:span><text:span text:style-name="T2">openclaw</text:span></text:p>
      <text:p text:style-name="P2"><text:span text:style-name="T4">sudo</text:span><text:span text:style-name="T5"> </text:span><text:span text:style-name="T2">journalctl</text:span><text:span text:style-name="T5"> </text:span><text:span text:style-name="T6">-u</text:span><text:span text:style-name="T5"> </text:span><text:span text:style-name="T2">openclaw</text:span><text:span text:style-name="T5"> </text:span><text:span text:style-name="T6">-n</text:span><text:span text:style-name="T5"> </text:span><text:span text:style-name="T7">20</text:span><text:span text:style-name="T5"> </text:span><text:span text:style-name="T6">--no-pager</text:span></text:p>
      <text:p text:style-name="P4"># Confirm no "Permission denied" errors</text:p>
      <text:p text:style-name="P2">```</text:p>
      <text:p text:style-name="P3"/>
      <text:p text:style-name="P1">### Telegram Token</text:p>
      <text:p text:style-name="P3"/>
      <text:p text:style-name="P2"><text:span text:style-name="T3">**On Telegram:**</text:span> Open @BotFather → <text:span text:style-name="T2">`/mybots`</text:span> → select bot → API Token → Revoke</text:p>
      <text:p text:style-name="P3"><text:soft-page-break/></text:p>
      <text:p text:style-name="P1">**On EC2:**</text:p>
      <text:p text:style-name="P2">```bash</text:p>
      <text:p text:style-name="P2"><text:span text:style-name="T4">nano</text:span><text:span text:style-name="T5"> </text:span><text:span text:style-name="T2">/home/ubuntu/rapid2/.env</text:span></text:p>
      <text:p text:style-name="P4"># Update TELEGRAM_TOKEN</text:p>
      <text:p text:style-name="P2"><text:span text:style-name="T4">sudo</text:span><text:span text:style-name="T5"> </text:span><text:span text:style-name="T2">systemctl</text:span><text:span text:style-name="T5"> </text:span><text:span text:style-name="T2">restart</text:span><text:span text:style-name="T5"> </text:span><text:span text:style-name="T2">openclaw</text:span></text:p>
      <text:p text:style-name="P4"># Confirm startup message arrives within 10 seconds</text:p>
      <text:p text:style-name="P2">```</text:p>
      <text:p text:style-name="P3"/>
      <text:p text:style-name="P2">---</text:p>
      <text:p text:style-name="P3"/>
      <text:p text:style-name="P1">## Notes</text:p>
      <text:p text:style-name="P3"/>
      <text:p text:style-name="P2"><text:span text:style-name="T9">-</text:span> <text:span text:style-name="T3">**USDT ≠ USD**</text:span>: The bot reads the <text:span text:style-name="T2">`USD`</text:span> balance on Kraken. Keep funds as fiat USD, not USDT.</text:p>
      <text:p text:style-name="P2"><text:span text:style-name="T9">-</text:span> <text:span text:style-name="T3">**BEAM**</text:span>: Existing BEAM holdings are unmanaged by the bot. If BEAM hits a T3 entry signal the bot will open a new position at the new entry price — original holdings stay untouched.</text:p>
      <text:p text:style-name="P2"><text:span text:style-name="T9">-</text:span> <text:span text:style-name="T3">**T3 minimum order**</text:span>: With ~$103 portfolio, T3 positions are ~$3.61. Kraken minimum is ~$5. T3 orders may be rejected until account grows. This is handled gracefully (logged, not a crash).</text:p>
      <text:p text:style-name="P2"><text:span text:style-name="T9">-</text:span> <text:span text:style-name="T3">**Elastic IP**</text:span>: EC2 public IP <text:span text:style-name="T2">`3.131.96.193`</text:span> must stay static. If EC2 is stopped and restarted without an Elastic IP, the public IP changes and Kraken API calls will fail.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1T19:56:16.284536600</meta:creation-date>
    <dc:date>2026-02-21T19:56:53.299888500</dc:date>
    <meta:editing-duration>PT37S</meta:editing-duration>
    <meta:editing-cycles>1</meta:editing-cycles>
    <meta:document-statistic meta:table-count="0" meta:image-count="0" meta:object-count="0" meta:page-count="4" meta:paragraph-count="109" meta:word-count="782" meta:character-count="4496" meta:non-whitespace-character-count="3827"/>
    <meta:generator>LibreOffice/26.2.0.3$Windows_X86_64 LibreOffice_project/620$Build-3</meta:generator>
  </office:meta>
</office:document-meta>
</file>